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34d" officeooo:paragraph-rsid="0004334d"/>
    </style:style>
    <style:style style:name="P2" style:family="paragraph" style:parent-style-name="Standard">
      <style:paragraph-properties fo:text-align="justify" style:justify-single-word="false"/>
      <style:text-properties officeooo:rsid="0004334d" officeooo:paragraph-rsid="0004334d"/>
    </style:style>
    <style:style style:name="P3" style:family="paragraph" style:parent-style-name="Standard">
      <style:paragraph-properties fo:text-align="justify" style:justify-single-word="false"/>
      <style:text-properties officeooo:rsid="000506be" officeooo:paragraph-rsid="000910de"/>
    </style:style>
    <style:style style:name="P4" style:family="paragraph" style:parent-style-name="Standard">
      <style:paragraph-properties fo:text-align="justify" style:justify-single-word="false"/>
      <style:text-properties officeooo:rsid="000506be" officeooo:paragraph-rsid="000506be"/>
    </style:style>
    <style:style style:name="P5" style:family="paragraph" style:parent-style-name="Standard">
      <style:text-properties officeooo:rsid="00072d5f" officeooo:paragraph-rsid="00072d5f"/>
    </style:style>
    <style:style style:name="P6" style:family="paragraph" style:parent-style-name="Standard">
      <style:paragraph-properties fo:text-align="justify" style:justify-single-word="false"/>
      <style:text-properties officeooo:rsid="00072d5f" officeooo:paragraph-rsid="000ba873"/>
    </style:style>
    <style:style style:name="P7" style:family="paragraph" style:parent-style-name="Standard">
      <style:paragraph-properties fo:text-align="justify" style:justify-single-word="false"/>
      <style:text-properties officeooo:rsid="0014837b" officeooo:paragraph-rsid="0014837b"/>
    </style:style>
    <style:style style:name="P8" style:family="paragraph" style:parent-style-name="Standard">
      <style:paragraph-properties fo:text-align="justify" style:justify-single-word="false"/>
      <style:text-properties officeooo:rsid="0014a383" officeooo:paragraph-rsid="0014a383"/>
    </style:style>
    <style:style style:name="P9" style:family="paragraph" style:parent-style-name="Standard">
      <style:text-properties officeooo:rsid="00230211" officeooo:paragraph-rsid="00230211"/>
    </style:style>
    <style:style style:name="P10" style:family="paragraph" style:parent-style-name="Standard">
      <style:text-properties officeooo:rsid="0027f0d2" officeooo:paragraph-rsid="0027f0d2"/>
    </style:style>
    <style:style style:name="P11" style:family="paragraph" style:parent-style-name="Standard" style:list-style-name="L1">
      <style:text-properties officeooo:rsid="0004334d" officeooo:paragraph-rsid="0004334d"/>
    </style:style>
    <style:style style:name="P12" style:family="paragraph" style:parent-style-name="Standard">
      <style:text-properties officeooo:rsid="0004334d" officeooo:paragraph-rsid="0004334d"/>
    </style:style>
    <style:style style:name="P13" style:family="paragraph" style:parent-style-name="Standard">
      <style:paragraph-properties fo:text-align="justify" style:justify-single-word="false"/>
      <style:text-properties officeooo:rsid="000eb7ef" officeooo:paragraph-rsid="002c4cf9"/>
    </style:style>
    <style:style style:name="P14" style:family="paragraph" style:parent-style-name="Standard">
      <style:text-properties officeooo:rsid="002d4220" officeooo:paragraph-rsid="002d4220"/>
    </style:style>
    <style:style style:name="T1" style:family="text">
      <style:text-properties officeooo:rsid="000910de"/>
    </style:style>
    <style:style style:name="T2" style:family="text">
      <style:text-properties officeooo:rsid="00100c90"/>
    </style:style>
    <style:style style:name="T3" style:family="text">
      <style:text-properties officeooo:rsid="00148ac2"/>
    </style:style>
    <style:style style:name="T4" style:family="text">
      <style:text-properties officeooo:rsid="0015e6a0"/>
    </style:style>
    <style:style style:name="T5" style:family="text">
      <style:text-properties officeooo:rsid="00258852"/>
    </style:style>
    <style:style style:name="T6" style:family="text">
      <style:text-properties officeooo:rsid="002c4cf9"/>
    </style:style>
    <style:style style:name="T7" style:family="text">
      <style:text-properties officeooo:rsid="002dc0c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48573168204792038" text:style-name="L1">
        <text:list-item>
          <text:p text:style-name="P11">Contexte de l’étude :</text:p>
        </text:list-item>
      </text:list>
      <text:p text:style-name="P2"/>
      <text:p text:style-name="P3">Mon employeur est une société de service en informatique Luxembourgeoise (METHODS SA), qui détache une trentaine de consultants en France et au Luxembourg. <text:span text:style-name="T3">Les clients peuvent être des institutions publiques ou des entreprises privées. Dans ce contexte, la comptabilité du temps de travail des différents consultants est très hétérogène. Elle dépend à la fois des spécificités Nationales et des règles internes à la clientèle. </text:span></text:p>
      <text:p text:style-name="P4"/>
      <text:p text:style-name="P6">Comme beaucoup de PME, <text:span text:style-name="T1">l’entreprise qui m’emploie n’a pas suffisamment de salariés pour investir dans un logiciel de gestion du temps de travail qui soit capable de gérer cette complexité. Actuellement, chaque consultant note ses jours de présence et d’absence dans un fichier Excel qu’il soumet par mail lorsqu’il doit faire une demande d’absence. Sur ce fichier, il fait figurer les différents types de congés, tel que les jours fériés, les RTT, les jours de fermeture obligatoire, les jours de maladie ou encore les jours de formation. Chaque employé gère manuellement la comptabilité de son calendrier professionnel.</text:span></text:p>
      <text:p text:style-name="P6"/>
      <text:p text:style-name="P13">Cette situation <text:span text:style-name="T2">concerne sans doute un grand nombre de PME et sera peut-être de plus en plus complexe en France avec l’actuelle réforme du travail. Il est possible que beaucoup de règles spécifiques aux entreprises apparaissent et remplacent les règles générales actuelles. </text:span></text:p>
      <text:p text:style-name="P13"><text:span text:style-name="T6">Idéalement, mon entreprise, comme d’autres, aurait un bénéfice certain à utiliser un outil souple et configurable pour faciliter la situation. Il pourrait servir aux ressources humaines à avoir une vue d’ensemble du planning présentiel et permettre aux salariés de déclarer et de comptabiliser leur solde de jours non travaillés. Cet outil serait capable d’afficher les différents types de congé mais également d’en tenir une comptabilité personnalisable.</text:span></text:p>
      <text:p text:style-name="P7"/>
      <text:p text:style-name="P8"><text:span text:style-name="T4">Le </text:span>cloud <text:span text:style-name="T4">et l’avènement des applications web rendraient possible la mise à disposition d’un tel outil à un grand nombre de clients sans que les coûts soient prohibitifs. Ces technologies permettraient une facilité d’accès et un interfaçage avec d’autres systèmes ; par exemple les calendriers Microsoft Outlook.</text:span></text:p>
      <text:p text:style-name="P5"/>
      <text:list xml:id="list125816808657841" text:continue-numbering="true" text:style-name="L1">
        <text:list-item>
          <text:p text:style-name="P11">Sujet de l’étude :</text:p>
        </text:list-item>
      </text:list>
      <text:p text:style-name="P9"/>
      <text:p text:style-name="P9">L’objet du mémoire est de réaliser, pour un usage interne à mon entreprise, une application web qui réponde à la problématique exposée. Si <text:span text:style-name="T5">après une période d’usage, </text:span>son fonctionnement est probant, <text:span text:style-name="T6">il est envisageable que l’on essaye de la diffuser plus largement.</text:span></text:p>
      <text:p text:style-name="P9"/>
      <text:p text:style-name="P10">Cette perspective implique de faire une application <text:span text:style-name="T6">qui soit la plus générique possible mais qui réponde prioritairement au besoin interne de ma société. Dans un premier temps il est prématuré et trop ambitieux de réaliser un produit qui soit complètement configurable et utilisable dans toutes les situations. En revanche, il est possible et est judicieux de réfléchir à des solutions évolutives qui pourront servir de socle à une application capable de répondre à des besoins très différents en terme de comptabilité du temps de travail.</text:span></text:p>
      <text:p text:style-name="P1"/>
      <text:p text:style-name="P14">Ces solutions évolutives doivent être recherché<text:span text:style-name="T7">es sur le plan de l’infrastructure aussi bien que sur le plan de la logique métier</text:span></text:p>
      <text:p text:style-name="P1"/>
      <text:list xml:id="list125815866003247" text:continue-numbering="true" text:style-name="L1">
        <text:list-item>
          <text:p text:style-name="P11">Plan prévisionne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09T12:58:15.166228908</dc:date>
    <meta:editing-duration>P1DT47M21S</meta:editing-duration>
    <meta:editing-cycles>35</meta:editing-cycles>
    <meta:generator>LibreOffice/5.1.6.2$Linux_X86_64 LibreOffice_project/10m0$Build-2</meta:generator>
    <meta:document-statistic meta:table-count="0" meta:image-count="0" meta:object-count="0" meta:page-count="1" meta:paragraph-count="11" meta:word-count="478" meta:character-count="3083" meta:non-whitespace-character-count="2617"/>
  </office:meta>
</office:document-meta>
</file>